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4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0.812cm" fo:min-width="1.1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cm" svg:x="5.6cm" svg:y="2.5cm">
          <text:p text:style-name="P1">Equation_st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cm" svg:x="2.1cm" svg:y="6.3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cm" svg:height="2cm" svg:x="10.1cm" svg:y="6.4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2cm" svg:x="6.7cm" svg:y="9.6cm">
          <text:p text:style-name="P1">Operat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85cm" svg:y1="4.5cm" svg:x2="4.35cm" svg:y2="6.3cm" draw:start-shape="id1" draw:start-glue-point="2" draw:end-shape="id2" draw:end-glue-point="0" svg:d="M7850 4500l-3500 1800" svg:viewBox="0 0 3501 1801">
          <text:p/>
        </draw:connector>
        <draw:connector draw:style-name="gr2" draw:text-style-name="P3" draw:layer="layout" draw:type="line" svg:x1="7.85cm" svg:y1="4.5cm" svg:x2="12.35cm" svg:y2="6.4cm" draw:start-shape="id1" draw:start-glue-point="2" draw:end-shape="id3" draw:end-glue-point="0" svg:d="M7850 4500l4500 1900" svg:viewBox="0 0 4501 1901">
          <text:p/>
        </draw:connector>
        <draw:custom-shape draw:style-name="gr3" draw:text-style-name="P4" xml:id="id4" draw:id="id4" draw:layer="layout" svg:width="2.3cm" svg:height="1.5cm" svg:x="3.2cm" svg:y="9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35cm" svg:y1="8.3cm" svg:x2="4.35cm" svg:y2="9.6cm" draw:start-shape="id2" draw:start-glue-point="2" draw:end-shape="id4" draw:end-glue-point="4" svg:d="M4350 8300v1300" svg:viewBox="0 0 1 1301">
          <text:p/>
        </draw:connector>
        <draw:custom-shape draw:style-name="gr1" draw:text-style-name="P2" xml:id="id6" draw:id="id6" draw:layer="layout" svg:width="4.5cm" svg:height="2cm" svg:x="14cm" svg:y="9.7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5cm" svg:y1="8.4cm" svg:x2="8.95cm" svg:y2="9.6cm" draw:start-shape="id3" draw:start-glue-point="2" draw:end-shape="id5" draw:end-glue-point="0" svg:d="M12350 8400l-3400 1200" svg:viewBox="0 0 3401 1201">
          <text:p/>
        </draw:connector>
        <draw:connector draw:style-name="gr2" draw:text-style-name="P3" draw:layer="layout" draw:type="line" svg:x1="16.25cm" svg:y1="9.7cm" svg:x2="12.35cm" svg:y2="8.4cm" draw:start-shape="id6" draw:start-glue-point="0" draw:end-shape="id3" draw:end-glue-point="2" svg:d="M16250 9700l-3900-1300" svg:viewBox="0 0 3901 1301">
          <text:p/>
        </draw:connector>
        <draw:custom-shape draw:style-name="gr3" draw:text-style-name="P4" xml:id="id7" draw:id="id7" draw:layer="layout" svg:width="2.3cm" svg:height="1.5cm" svg:x="7.8cm" svg:y="12.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5cm" svg:y1="11.6cm" svg:x2="8.95cm" svg:y2="12.7cm" draw:start-shape="id5" draw:start-glue-point="2" draw:end-shape="id7" draw:end-glue-point="4" svg:d="M8950 11600v1100" svg:viewBox="0 0 1 1101">
          <text:p/>
        </draw:connector>
        <draw:custom-shape draw:style-name="gr1" draw:text-style-name="P2" xml:id="id8" draw:id="id8" draw:layer="layout" svg:width="4.5cm" svg:height="2cm" svg:x="10.7cm" svg:y="12.9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5cm" svg:height="2cm" svg:x="18.3cm" svg:y="12.9cm">
          <text:p text:style-name="P1">Equation_con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25cm" svg:y1="11.7cm" svg:x2="12.95cm" svg:y2="12.9cm" draw:start-shape="id6" draw:start-glue-point="2" draw:end-shape="id8" draw:end-glue-point="0" svg:d="M16250 11700l-3300 1200" svg:viewBox="0 0 3301 1201">
          <text:p/>
        </draw:connector>
        <draw:connector draw:style-name="gr2" draw:text-style-name="P3" draw:layer="layout" draw:type="line" svg:x1="16.25cm" svg:y1="11.7cm" svg:x2="20.55cm" svg:y2="12.9cm" draw:start-shape="id6" draw:start-glue-point="2" draw:end-shape="id9" draw:end-glue-point="0" svg:d="M16250 11700l4300 1200" svg:viewBox="0 0 4301 1201">
          <text:p/>
        </draw:connector>
        <draw:custom-shape draw:style-name="gr3" draw:text-style-name="P4" xml:id="id10" draw:id="id10" draw:layer="layout" svg:width="2.3cm" svg:height="1.5cm" svg:x="11.8cm" svg:y="1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95cm" svg:y1="14.9cm" svg:x2="12.95cm" svg:y2="16cm" draw:start-shape="id8" draw:start-glue-point="2" draw:end-shape="id10" draw:end-glue-point="4" svg:d="M12950 14900v1100" svg:viewBox="0 0 1 1101">
          <text:p/>
        </draw:connector>
        <draw:custom-shape draw:style-name="gr1" draw:text-style-name="P2" xml:id="id11" draw:id="id11" draw:layer="layout" svg:width="4.5cm" svg:height="2cm" svg:x="15cm" svg:y="16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5cm" svg:height="2cm" svg:x="22.2cm" svg:y="16cm">
          <text:p text:style-name="P1">Equation_star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55cm" svg:y1="14.9cm" svg:x2="17.25cm" svg:y2="16cm" draw:start-shape="id9" draw:start-glue-point="2" draw:end-shape="id11" draw:end-glue-point="0" svg:d="M20550 14900l-3300 1100" svg:viewBox="0 0 3301 1101">
          <text:p/>
        </draw:connector>
        <draw:connector draw:style-name="gr2" draw:text-style-name="P3" draw:layer="layout" draw:type="line" svg:x1="24.45cm" svg:y1="16cm" svg:x2="20.55cm" svg:y2="14.9cm" draw:start-shape="id12" draw:start-glue-point="0" draw:end-shape="id9" draw:end-glue-point="2" svg:d="M24450 16000l-3900-1100" svg:viewBox="0 0 3901 1101">
          <text:p/>
        </draw:connector>
        <draw:custom-shape draw:style-name="gr3" draw:text-style-name="P4" xml:id="id13" draw:id="id13" draw:layer="layout" svg:width="2.3cm" svg:height="1.5cm" svg:x="16.1cm" svg:y="19.1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25cm" svg:y1="18cm" svg:x2="17.25cm" svg:y2="19.1cm" draw:start-shape="id11" draw:start-glue-point="2" draw:end-shape="id13" draw:end-glue-point="4" svg:d="M17250 18000v1100" svg:viewBox="0 0 1 1101">
          <text:p/>
        </draw:connector>
        <draw:connector draw:style-name="gr2" draw:text-style-name="P3" draw:layer="layout" draw:type="line" svg:x1="24.45cm" svg:y1="18cm" svg:x2="21.55cm" svg:y2="19.2cm" draw:start-shape="id12" draw:start-glue-point="2" draw:end-shape="id14" draw:end-glue-point="0" svg:d="M24450 18000l-2900 1200" svg:viewBox="0 0 2901 1201">
          <text:p/>
        </draw:connector>
        <draw:connector draw:style-name="gr2" draw:text-style-name="P3" draw:layer="layout" draw:type="line" svg:x1="24.45cm" svg:y1="18cm" svg:x2="28.15cm" svg:y2="19.1cm" draw:start-shape="id12" draw:start-glue-point="2" draw:end-shape="id15" draw:end-glue-point="0" svg:d="M24450 18000l3700 1100" svg:viewBox="0 0 3701 1101">
          <text:p/>
        </draw:connector>
        <draw:custom-shape draw:style-name="gr1" draw:text-style-name="P2" xml:id="id14" draw:id="id14" draw:layer="layout" svg:width="4.5cm" svg:height="2cm" svg:x="19.3cm" svg:y="19.2cm">
          <text:p text:style-name="P1">Integ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5cm" svg:height="2cm" svg:x="25.9cm" svg:y="19.1cm">
          <text:p text:style-name="P1">Equation_cont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2.3cm" svg:height="1.5cm" svg:x="20.4cm" svg:y="22.1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21.55cm" svg:y1="21.2cm" svg:x2="21.55cm" svg:y2="22.1cm" draw:start-shape="id14" draw:start-glue-point="2" draw:end-shape="id16" draw:end-glue-point="4" svg:d="M21550 21200v900" svg:viewBox="0 0 1 901">
          <text:p/>
        </draw:connector>
        <draw:custom-shape draw:style-name="gr1" draw:text-style-name="P2" xml:id="id17" draw:id="id17" draw:layer="layout" svg:width="4.5cm" svg:height="2cm" svg:x="23.5cm" svg:y="22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.5cm" svg:height="2cm" svg:x="28.5cm" svg:y="22cm">
          <text:p text:style-name="P1">Equation_end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8.15cm" svg:y1="21.1cm" svg:x2="25.75cm" svg:y2="22cm" draw:start-shape="id15" draw:start-glue-point="2" draw:end-shape="id17" draw:end-glue-point="0" svg:d="M28150 21100l-2400 900" svg:viewBox="0 0 2401 901">
          <text:p/>
        </draw:connector>
        <draw:connector draw:style-name="gr2" draw:text-style-name="P3" draw:layer="layout" draw:type="line" svg:x1="28.15cm" svg:y1="21.1cm" svg:x2="30.75cm" svg:y2="22cm" draw:start-shape="id15" draw:start-glue-point="2" draw:end-shape="id18" draw:end-glue-point="0" svg:d="M28150 21100l2600 900" svg:viewBox="0 0 2601 901">
          <text:p/>
        </draw:connector>
        <draw:custom-shape draw:style-name="gr3" draw:text-style-name="P4" xml:id="id19" draw:id="id19" draw:layer="layout" svg:width="2.3cm" svg:height="1.5cm" svg:x="24.6cm" svg:y="25cm">
          <text:p text:style-name="P1">^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5.75cm" svg:y1="24cm" svg:x2="25.75cm" svg:y2="25cm" draw:start-shape="id17" draw:start-glue-point="2" draw:end-shape="id19" draw:end-glue-point="4" svg:d="M25750 24000v1000" svg:viewBox="0 0 1 1001">
          <text:p/>
        </draw:connector>
        <draw:custom-shape draw:style-name="gr1" draw:text-style-name="P2" xml:id="id20" draw:id="id20" draw:layer="layout" svg:width="4.5cm" svg:height="2cm" svg:x="28.5cm" svg:y="25.2cm">
          <text:p text:style-name="P1">Integ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0.75cm" svg:y1="25.2cm" svg:x2="30.75cm" svg:y2="24cm" draw:start-shape="id20" draw:start-glue-point="0" draw:end-shape="id18" draw:end-glue-point="2" svg:d="M30750 25200v-1200" svg:viewBox="0 0 1 1201">
          <text:p/>
        </draw:connector>
        <draw:custom-shape draw:style-name="gr3" draw:text-style-name="P4" xml:id="id21" draw:id="id21" draw:layer="layout" svg:width="2.3cm" svg:height="1.5cm" svg:x="29.6cm" svg:y="2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0.75cm" svg:y1="27.2cm" svg:x2="30.75cm" svg:y2="28cm" draw:start-shape="id20" draw:start-glue-point="2" draw:end-shape="id21" draw:end-glue-point="4" svg:d="M30750 27200v800" svg:viewBox="0 0 1 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0:22:22.207779205</meta:creation-date>
    <dc:date>2020-12-30T20:41:34.866905001</dc:date>
    <meta:editing-duration>PT8M29S</meta:editing-duration>
    <meta:editing-cycles>1</meta:editing-cycles>
    <meta:document-statistic meta:object-count="41"/>
    <meta:generator>LibreOffice/6.3.4.2$Linux_X86_64 LibreOffice_project/60da17e045e08f1793c57c00ba83cdfce946d0aa</meta:generator>
  </office:meta>
</office:document-meta>
</file>